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Open_Constraints_results" table:style-name="ta1">
        <table:shapes>
          <draw:frame draw:z-index="0" draw:style-name="gr1" draw:text-style-name="P1" svg:width="6.2988in" svg:height="3.5429in" svg:x="16.4657in" svg:y="14.2091in">
            <draw:object draw:notify-on-update-of-ranges="Convex_Open_Constraints_results.D1:Convex_Open_Constraints_results.D1 Convex_Open_Constraints_results.G1:Convex_Open_Constraints_results.G1 Convex_Open_Constraints_results.J1:Convex_Open_Constraints_results.J1 Convex_Open_Constraints_results.D74:Convex_Open_Constraints_results.D74 Convex_Open_Constraints_results.G74:Convex_Open_Constraints_results.G74 Convex_Open_Constraints_results.J74:Convex_Open_Constraints_results.J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5in" svg:height="3.5449in" svg:x="23.3579in" svg:y="13.8461in">
            <draw:object draw:notify-on-update-of-ranges="Convex_Open_Constraints_results.B1:Convex_Open_Constraints_results.C1 Convex_Open_Constraints_results.E1:Convex_Open_Constraints_results.F1 Convex_Open_Constraints_results.H1:Convex_Open_Constraints_results.I1 Convex_Open_Constraints_results.K1:Convex_Open_Constraints_results.K1 Convex_Open_Constraints_results.B74:Convex_Open_Constraints_results.C74 Convex_Open_Constraints_results.E74:Convex_Open_Constraints_results.F74 Convex_Open_Constraints_results.H74:Convex_Open_Constraints_results.I74 Convex_Open_Constraints_results.K74:Convex_Open_Constraints_results.K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obtuse triangles</text:p>
          </table:table-cell>
          <table:table-cell office:value-type="string" calcext:value-type="string">
            <text:p>Local Search obtuse triangles</text:p>
          </table:table-cell>
          <table:table-cell office:value-type="string" calcext:value-type="string">
            <text:p>Local Search Convergence Rate</text:p>
          </table:table-cell>
          <table:table-cell office:value-type="string" calcext:value-type="string">
            <text:p>Local Search Steiner points</text:p>
          </table:table-cell>
          <table:table-cell office:value-type="string" calcext:value-type="string">
            <text:p>Simulated Annealing obtuse triangles</text:p>
          </table:table-cell>
          <table:table-cell office:value-type="string" calcext:value-type="string">
            <text:p>Simulated Annealing Convergence Rate</text:p>
          </table:table-cell>
          <table:table-cell office:value-type="string" calcext:value-type="string">
            <text:p>Simulated Annealing Steiner points</text:p>
          </table:table-cell>
          <table:table-cell office:value-type="string" calcext:value-type="string">
            <text:p>Ant Colony obtuse triangles</text:p>
          </table:table-cell>
          <table:table-cell office:value-type="string" calcext:value-type="string">
            <text:p>Ant Colony Convergence Rate</text:p>
          </table:table-cell>
          <table:table-cell office:value-type="string" calcext:value-type="string">
            <text:p>Ant Colony Steiner points</text:p>
          </table:table-cell>
        </table:table-row>
        <table:table-row table:style-name="ro1">
          <table:table-cell office:value-type="string" calcext:value-type="string">
            <text:p>simple-polygon-exterior_10_310dc6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3384" calcext:value-type="float">
            <text:p>1.43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03913" calcext:value-type="float">
            <text:p>0.8039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_40642b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90091" calcext:value-type="float">
            <text:p>0.1900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06574" calcext:value-type="float">
            <text:p>0.20657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_74050e4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18365" calcext:value-type="float">
            <text:p>0.7183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4303" calcext:value-type="float">
            <text:p>0.3343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_8b098f5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51551" calcext:value-type="float">
            <text:p>0.2515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69475" calcext:value-type="float">
            <text:p>0.46947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_a5f0f2f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03486" calcext:value-type="float">
            <text:p>0.5034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15747" calcext:value-type="float">
            <text:p>0.1157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0374713" calcext:value-type="float">
            <text:p>0.0374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_10_c561689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107298" calcext:value-type="float">
            <text:p>0.1072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20_2a7302a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51806" calcext:value-type="float">
            <text:p>0.3518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04022" calcext:value-type="float">
            <text:p>0.4040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20_7520a1d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87484" calcext:value-type="float">
            <text:p>0.4874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56623" calcext:value-type="float">
            <text:p>0.25662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20_87cff69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97307" calcext:value-type="float">
            <text:p>0.4973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166408" calcext:value-type="float">
            <text:p>0.16640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.0168592" calcext:value-type="float">
            <text:p>0.0168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_20_92dcd4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196617" calcext:value-type="float">
            <text:p>0.1966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2143" calcext:value-type="float">
            <text:p>0.19214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20_c820ed5d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207952" calcext:value-type="float">
            <text:p>0.2079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327158" calcext:value-type="float">
            <text:p>0.32715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.0053521" calcext:value-type="float">
            <text:p>0.005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_20_ff79126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134379" calcext:value-type="float">
            <text:p>0.13437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169272" calcext:value-type="float">
            <text:p>0.16927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.00365881" calcext:value-type="float">
            <text:p>0.00365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40_1143479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.332874" calcext:value-type="float">
            <text:p>0.33287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185258" calcext:value-type="float">
            <text:p>0.185258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mple-polygon-exterior_40_7685a35e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.214454" calcext:value-type="float">
            <text:p>0.21445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.619321" calcext:value-type="float">
            <text:p>0.619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_40_785575e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489565" calcext:value-type="float">
            <text:p>0.48956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281772" calcext:value-type="float">
            <text:p>0.281772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0.0281682" calcext:value-type="float">
            <text:p>0.02816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_40_ca26cbd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.168386" calcext:value-type="float">
            <text:p>0.16838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314241" calcext:value-type="float">
            <text:p>0.3142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.0139961" calcext:value-type="float">
            <text:p>0.0139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_60_1a49dffa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0.23094" calcext:value-type="float">
            <text:p>0.2309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337703" calcext:value-type="float">
            <text:p>0.0337703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0.179603" calcext:value-type="float">
            <text:p>0.179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_60_494df14f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0.319813" calcext:value-type="float">
            <text:p>0.31981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.132081" calcext:value-type="float">
            <text:p>0.132081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0.44273" calcext:value-type="float">
            <text:p>0.44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_60_881cf5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.137134" calcext:value-type="float">
            <text:p>0.13713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0.0507816" calcext:value-type="float">
            <text:p>0.0507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_60_ba2c82c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.376241" calcext:value-type="float">
            <text:p>0.376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286588" calcext:value-type="float">
            <text:p>0.286588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_80_22d34c7e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0.29328" calcext:value-type="float">
            <text:p>0.2932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235214" calcext:value-type="float">
            <text:p>0.235214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0.0242916" calcext:value-type="float">
            <text:p>0.0242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_80_d87f15e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0.304747" calcext:value-type="float">
            <text:p>0.304747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.0551806" calcext:value-type="float">
            <text:p>0.055180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0.123082" calcext:value-type="float">
            <text:p>0.123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_100_37aaf06f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0.263163" calcext:value-type="float">
            <text:p>0.263163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139472" calcext:value-type="float">
            <text:p>0.13947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0581506" calcext:value-type="float">
            <text:p>0.058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0_686dd04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0.198932" calcext:value-type="float">
            <text:p>0.19893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0.0475068" calcext:value-type="float">
            <text:p>0.047506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0.0747418" calcext:value-type="float">
            <text:p>0.074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_100_f1740925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0.181499" calcext:value-type="float">
            <text:p>0.181499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0.0589265" calcext:value-type="float">
            <text:p>0.058926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.0838223" calcext:value-type="float">
            <text:p>0.0838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_150_1301b82e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0.269967" calcext:value-type="float">
            <text:p>0.26996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0.103212" calcext:value-type="float">
            <text:p>0.103212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mple-polygon-exterior_150_89d077ac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0.277978" calcext:value-type="float">
            <text:p>0.277978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0.111404" calcext:value-type="float">
            <text:p>0.111404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0.0472915" calcext:value-type="float">
            <text:p>0.04729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_150_fb998503</text:p>
          </table:table-cell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  <table:table-cell office:value-type="float" office:value="0.272966" calcext:value-type="float">
            <text:p>0.272966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float" office:value="0.0987457" calcext:value-type="float">
            <text:p>0.0987457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0.103851" calcext:value-type="float">
            <text:p>0.1038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mple-polygon-exterior_250_3f7ba0d3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0.137392" calcext:value-type="float">
            <text:p>0.137392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0.0425534" calcext:value-type="float">
            <text:p>0.0425534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0.0611926" calcext:value-type="float">
            <text:p>0.0611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-exterior_250_a97729dd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0.138892" calcext:value-type="float">
            <text:p>0.138892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0.0597857" calcext:value-type="float">
            <text:p>0.0597857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0.0340492" calcext:value-type="float">
            <text:p>0.0340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_250_c0a19392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0.189962" calcext:value-type="float">
            <text:p>0.189962</text:p>
          </table:table-cell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060273" calcext:value-type="float">
            <text:p>0.060273</text:p>
          </table:table-cell>
          <table:table-cell office:value-type="float" office:value="102" calcext:value-type="float">
            <text:p>102</text:p>
          </table:table-cell>
          <table:table-cell office:value-type="float" office:value="277" calcext:value-type="float">
            <text:p>277</text:p>
          </table:table-cell>
          <table:table-cell office:value-type="float" office:value="0.0767507" calcext:value-type="float">
            <text:p>0.0767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mple-polygon-exterior-20_10_157833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90091" calcext:value-type="float">
            <text:p>0.190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5638" calcext:value-type="float">
            <text:p>0.3656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-20_10_46c44a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20556" calcext:value-type="float">
            <text:p>0.4205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54985" calcext:value-type="float">
            <text:p>0.85498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-20_10_6fbd96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47689" calcext:value-type="float">
            <text:p>0.9476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24829" calcext:value-type="float">
            <text:p>0.2248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07886" calcext:value-type="float">
            <text:p>0.507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-20_10_868921c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3702" calcext:value-type="float">
            <text:p>1.037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71332" calcext:value-type="float">
            <text:p>0.7713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-20_10_8c4306d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81225" calcext:value-type="float">
            <text:p>0.581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9047" calcext:value-type="float">
            <text:p>1.090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14567" calcext:value-type="float">
            <text:p>0.14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10_c67282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96802" calcext:value-type="float">
            <text:p>0.8968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1913" calcext:value-type="float">
            <text:p>1.019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0257845" calcext:value-type="float">
            <text:p>0.0257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-20_10_ce9152d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85218" calcext:value-type="float">
            <text:p>0.3852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327" calcext:value-type="float">
            <text:p>0.1193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20_0f96fb2c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0235" calcext:value-type="float">
            <text:p>0.36023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.293702" calcext:value-type="float">
            <text:p>0.293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20_1e71923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.268355" calcext:value-type="float">
            <text:p>0.2683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15091" calcext:value-type="float">
            <text:p>0.41509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0.0311432" calcext:value-type="float">
            <text:p>0.0311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-20_20_4ddfa00e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349238" calcext:value-type="float">
            <text:p>0.3492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44235" calcext:value-type="float">
            <text:p>0.24423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.024278" calcext:value-type="float">
            <text:p>0.024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20_52abeef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.324972" calcext:value-type="float">
            <text:p>0.3249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20_c27f41d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89887" calcext:value-type="float">
            <text:p>0.48988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93303" calcext:value-type="float">
            <text:p>0.29330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.00949694" calcext:value-type="float">
            <text:p>0.00949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-20_20_e64ff8fc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302696" calcext:value-type="float">
            <text:p>0.3026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0869" calcext:value-type="float">
            <text:p>0.37086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.0356623" calcext:value-type="float">
            <text:p>0.0356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-exterior-20_20_eb63a5b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347396" calcext:value-type="float">
            <text:p>0.3473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47124" calcext:value-type="float">
            <text:p>0.14712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00240663" calcext:value-type="float">
            <text:p>0.00240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40_317d3f6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.308455" calcext:value-type="float">
            <text:p>0.30845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60299" calcext:value-type="float">
            <text:p>0.560299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.0810564" calcext:value-type="float">
            <text:p>0.0810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mple-polygon-exterior-20_40_5faf698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0.418992" calcext:value-type="float">
            <text:p>0.41899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168553" calcext:value-type="float">
            <text:p>0.168553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0.0957273" calcext:value-type="float">
            <text:p>0.0957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40_65de723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0.254085" calcext:value-type="float">
            <text:p>0.25408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526541" calcext:value-type="float">
            <text:p>0.052654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.0419935" calcext:value-type="float">
            <text:p>0.0419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40_8441580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.257618" calcext:value-type="float">
            <text:p>0.2576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57049" calcext:value-type="float">
            <text:p>0.1570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0198425" calcext:value-type="float">
            <text:p>0.0198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-20_40_8ad1409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.120811" calcext:value-type="float">
            <text:p>0.1208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400785" calcext:value-type="float">
            <text:p>0.400785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0.0280235" calcext:value-type="float">
            <text:p>0.0280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40_b9ab4f0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0.462699" calcext:value-type="float">
            <text:p>0.46269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25663" calcext:value-type="float">
            <text:p>0.325663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-exterior-20_60_28a8566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.245315" calcext:value-type="float">
            <text:p>0.24531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0941871" calcext:value-type="float">
            <text:p>0.094187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.00131544" calcext:value-type="float">
            <text:p>0.00131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60_53ad6d2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0.434028" calcext:value-type="float">
            <text:p>0.4340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23838" calcext:value-type="float">
            <text:p>0.2383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0.0547855" calcext:value-type="float">
            <text:p>0.0547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60_5785806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0.287714" calcext:value-type="float">
            <text:p>0.2877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0.191682" calcext:value-type="float">
            <text:p>0.1916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-exterior-20_60_57cd1db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0.231448" calcext:value-type="float">
            <text:p>0.23144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.145511" calcext:value-type="float">
            <text:p>0.14551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0.223806" calcext:value-type="float">
            <text:p>0.223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-20_60_6088b7a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0.234893" calcext:value-type="float">
            <text:p>0.23489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0837508" calcext:value-type="float">
            <text:p>0.083750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0.0693644" calcext:value-type="float">
            <text:p>0.0693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-20_60_8221c868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0.223527" calcext:value-type="float">
            <text:p>0.22352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145359" calcext:value-type="float">
            <text:p>0.14535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0.00137026" calcext:value-type="float">
            <text:p>0.00137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60_e6f1314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0.217349" calcext:value-type="float">
            <text:p>0.21734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0.0737602" calcext:value-type="float">
            <text:p>0.0737602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80_1c5fcde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0.262262" calcext:value-type="float">
            <text:p>0.26226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0.0500529" calcext:value-type="float">
            <text:p>0.0500529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0.060066" calcext:value-type="float">
            <text:p>0.0600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-20_80_889602ae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0.171753" calcext:value-type="float">
            <text:p>0.17175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0.0410025" calcext:value-type="float">
            <text:p>0.041002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0.00669428" calcext:value-type="float">
            <text:p>0.00669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-20_100_512f0fc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0.327425" calcext:value-type="float">
            <text:p>0.3274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.232428" calcext:value-type="float">
            <text:p>0.232428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0.0655406" calcext:value-type="float">
            <text:p>0.0655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100_7ed1ca87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0.222441" calcext:value-type="float">
            <text:p>0.222441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0.0738191" calcext:value-type="float">
            <text:p>0.073819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0.054743" calcext:value-type="float">
            <text:p>0.0547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-20_100_8bfbe418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0.16301" calcext:value-type="float">
            <text:p>0.1630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0.0320172" calcext:value-type="float">
            <text:p>0.0320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-exterior-20_100_8d1c2e3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.277253" calcext:value-type="float">
            <text:p>0.27725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0.410492" calcext:value-type="float">
            <text:p>0.410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-exterior-20_100_8ff7a64d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0.089397" calcext:value-type="float">
            <text:p>0.089397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0.0580553" calcext:value-type="float">
            <text:p>0.05805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-20_100_c256488f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0.268714" calcext:value-type="float">
            <text:p>0.268714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0937198" calcext:value-type="float">
            <text:p>0.0937198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0.0828283" calcext:value-type="float">
            <text:p>0.0828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-exterior-20_150_41e0c5f0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0.314034" calcext:value-type="float">
            <text:p>0.31403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0.203707" calcext:value-type="float">
            <text:p>0.203707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0.0662122" calcext:value-type="float">
            <text:p>0.0662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ple-polygon-exterior-20_150_7768dd44</text:p>
          </table:table-cell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0.284649" calcext:value-type="float">
            <text:p>0.284649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0.076" calcext:value-type="float">
            <text:p>0.076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0.0253521" calcext:value-type="float">
            <text:p>0.0253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-exterior-20_250_0c9fa44e</text:p>
          </table:table-cell>
          <table:table-cell office:value-type="float" office:value="289" calcext:value-type="float">
            <text:p>289</text:p>
          </table:table-cell>
          <table:table-cell office:value-type="float" office:value="207" calcext:value-type="float">
            <text:p>207</text:p>
          </table:table-cell>
          <table:table-cell office:value-type="float" office:value="0.16586" calcext:value-type="float">
            <text:p>0.16586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0.110214" calcext:value-type="float">
            <text:p>0.110214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0.0758154" calcext:value-type="float">
            <text:p>0.0758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-20_250_4441b4ca</text:p>
          </table:table-cell>
          <table:table-cell office:value-type="float" office:value="248" calcext:value-type="float">
            <text:p>248</text:p>
          </table:table-cell>
          <table:table-cell office:value-type="float" office:value="180" calcext:value-type="float">
            <text:p>180</text:p>
          </table:table-cell>
          <table:table-cell office:value-type="float" office:value="0.171726" calcext:value-type="float">
            <text:p>0.171726</text:p>
          </table:table-cell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office:value-type="float" office:value="0.066167" calcext:value-type="float">
            <text:p>0.066167</text:p>
          </table:table-cell>
          <table:table-cell office:value-type="float" office:value="143" calcext:value-type="float">
            <text:p>143</text:p>
          </table:table-cell>
          <table:table-cell office:value-type="float" office:value="243" calcext:value-type="float">
            <text:p>243</text:p>
          </table:table-cell>
          <table:table-cell office:value-type="float" office:value="0.231004" calcext:value-type="float">
            <text:p>0.23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-exterior-20_250_823ed1ae</text:p>
          </table:table-cell>
          <table:table-cell office:value-type="float" office:value="283" calcext:value-type="float">
            <text:p>283</text:p>
          </table:table-cell>
          <table:table-cell office:value-type="float" office:value="215" calcext:value-type="float">
            <text:p>215</text:p>
          </table:table-cell>
          <table:table-cell office:value-type="float" office:value="0.155195" calcext:value-type="float">
            <text:p>0.15519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0.0940564" calcext:value-type="float">
            <text:p>0.0940564</text:p>
          </table:table-cell>
          <table:table-cell office:value-type="float" office:value="148" calcext:value-type="float">
            <text:p>148</text:p>
          </table:table-cell>
          <table:table-cell office:value-type="float" office:value="263" calcext:value-type="float">
            <text:p>263</text:p>
          </table:table-cell>
          <table:table-cell office:value-type="float" office:value="0.0611406" calcext:value-type="float">
            <text:p>0.06114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-exterior-20_250_eb5ab92f</text:p>
          </table:table-cell>
          <table:table-cell office:value-type="float" office:value="253" calcext:value-type="float">
            <text:p>253</text:p>
          </table:table-cell>
          <table:table-cell office:value-type="float" office:value="186" calcext:value-type="float">
            <text:p>186</text:p>
          </table:table-cell>
          <table:table-cell office:value-type="float" office:value="0.163349" calcext:value-type="float">
            <text:p>0.163349</text:p>
          </table:table-cell>
          <table:table-cell office:value-type="float" office:value="46" calcext:value-type="float">
            <text:p>46</text:p>
          </table:table-cell>
          <table:table-cell office:value-type="float" office:value="226" calcext:value-type="float">
            <text:p>226</text:p>
          </table:table-cell>
          <table:table-cell office:value-type="float" office:value="0.0446056" calcext:value-type="float">
            <text:p>0.0446056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0.0833658" calcext:value-type="float">
            <text:p>0.08336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AVERAGE([.B$2:.B$73])" office:value-type="float" office:value="75.5138888888889" calcext:value-type="float">
            <text:p>75.5138888888889</text:p>
          </table:table-cell>
          <table:table-cell table:formula="of:=AVERAGE([.C$2:.C$73])" office:value-type="float" office:value="51.0555555555556" calcext:value-type="float">
            <text:p>51.0555555555556</text:p>
          </table:table-cell>
          <table:table-cell table:formula="of:=AVERAGE([.D$2:.D$73])" office:value-type="float" office:value="0.329107041666667" calcext:value-type="float">
            <text:p>0.329107041666667</text:p>
          </table:table-cell>
          <table:table-cell table:formula="of:=AVERAGE([.E$2:.E$73])" office:value-type="float" office:value="18.875" calcext:value-type="float">
            <text:p>18.875</text:p>
          </table:table-cell>
          <table:table-cell table:formula="of:=AVERAGE([.F$2:.F$73])" office:value-type="float" office:value="50.8055555555556" calcext:value-type="float">
            <text:p>50.8055555555556</text:p>
          </table:table-cell>
          <table:table-cell table:formula="of:=AVERAGE([.G$2:.G$73])" office:value-type="float" office:value="0.229656104166667" calcext:value-type="float">
            <text:p>0.229656104166667</text:p>
          </table:table-cell>
          <table:table-cell table:formula="of:=AVERAGE([.H$2:.H$73])" office:value-type="float" office:value="69.75" calcext:value-type="float">
            <text:p>69.75</text:p>
          </table:table-cell>
          <table:table-cell table:formula="of:=AVERAGE([.I$2:.I$73])" office:value-type="float" office:value="67.6666666666667" calcext:value-type="float">
            <text:p>67.6666666666667</text:p>
          </table:table-cell>
          <table:table-cell table:formula="of:=AVERAGE([.J$2:.J$73])" office:value-type="float" office:value="0.0803355813888889" calcext:value-type="float">
            <text:p>0.0803355813888889</text:p>
          </table:table-cell>
          <table:table-cell table:formula="of:=AVERAGE([.K$2:.K$73])" office:value-type="float" office:value="2.93055555555556" calcext:value-type="float">
            <text:p>2.930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8:20:40.561731260</dc:date>
    <meta:editing-duration>PT8M34S</meta:editing-duration>
    <meta:editing-cycles>1</meta:editing-cycles>
    <meta:document-statistic meta:table-count="1" meta:cell-count="81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onvex_Open_Constraints_results.D1:Convex_Open_Constraints_results.D1 Convex_Open_Constraints_results.G1:Convex_Open_Constraints_results.G1 Convex_Open_Constraints_results.J1:Convex_Open_Constraints_results.J1 Convex_Open_Constraints_results.D74:Convex_Open_Constraints_results.D74 Convex_Open_Constraints_results.G74:Convex_Open_Constraints_results.G74 Convex_Open_Constraints_results.J74:Convex_Open_Constraints_results.J74" chart:data-source-has-labels="row" svg:x="0.32cm" svg:y="0.18cm" svg:width="15.36cm" svg:height="8.64cm">
          <chart:coordinate-region svg:x="6.656cm" svg:y="0.18cm" svg:width="8.692cm" svg:height="7.993cm"/>
          <chart:axis chart:dimension="x" chart:name="primary-x" chart:style-name="ch3" chartooo:axis-type="auto">
            <chartooo:date-scale/>
            <chart:categories table:cell-range-address="Convex_Open_Constraints_results.D1:Convex_Open_Constraints_results.D1 Convex_Open_Constraints_results.G1:Convex_Open_Constraints_results.G1 Convex_Open_Constraints_results.J1:Convex_Open_Constraints_results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vex_Open_Constraints_results.D74:Convex_Open_Constraints_results.D74 Convex_Open_Constraints_results.G74:Convex_Open_Constraints_results.G74 Convex_Open_Constraints_results.J74:Convex_Open_Constraints_results.J7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Convergence Rate</text:p>
                <draw:g>
                  <svg:desc>Convex_Open_Constraints_results.D1:Convex_Open_Constraints_results.D1 Convex_Open_Constraints_results.G1:Convex_Open_Constraints_results.G1 Convex_Open_Constraints_results.J1:Convex_Open_Constraints_results.J1</svg:desc>
                </draw:g>
              </table:table-cell>
              <table:table-cell office:value-type="string">
                <text:p>Simulated Annealing Convergence Rate</text:p>
              </table:table-cell>
              <table:table-cell office:value-type="string">
                <text:p>Ant Colony Convergence Rat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29107041666667">
                <text:p>0.329107041666667</text:p>
                <draw:g>
                  <svg:desc>Convex_Open_Constraints_results.D74:Convex_Open_Constraints_results.D74 Convex_Open_Constraints_results.G74:Convex_Open_Constraints_results.G74 Convex_Open_Constraints_results.J74:Convex_Open_Constraints_results.J74</svg:desc>
                </draw:g>
              </table:table-cell>
              <table:table-cell office:value-type="float" office:value="0.229656104166667">
                <text:p>0.229656104166667</text:p>
              </table:table-cell>
              <table:table-cell office:value-type="float" office:value="0.0803355813888889">
                <text:p>0.0803355813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bar" chart:style-name="ch1">
        <chart:plot-area chart:style-name="ch2" table:cell-range-address="Convex_Open_Constraints_results.B1:Convex_Open_Constraints_results.C1 Convex_Open_Constraints_results.E1:Convex_Open_Constraints_results.F1 Convex_Open_Constraints_results.H1:Convex_Open_Constraints_results.I1 Convex_Open_Constraints_results.K1:Convex_Open_Constraints_results.K1 Convex_Open_Constraints_results.B74:Convex_Open_Constraints_results.C74 Convex_Open_Constraints_results.E74:Convex_Open_Constraints_results.F74 Convex_Open_Constraints_results.H74:Convex_Open_Constraints_results.I74 Convex_Open_Constraints_results.K74:Convex_Open_Constraints_results.K74" chart:data-source-has-labels="row" svg:x="0.32cm" svg:y="0.18cm" svg:width="15.382cm" svg:height="8.645cm">
          <chart:coordinate-region svg:x="1.797cm" svg:y="0.379cm" svg:width="13.857cm" svg:height="3.892cm"/>
          <chart:axis chart:dimension="x" chart:name="primary-x" chart:style-name="ch3" chartooo:axis-type="auto">
            <chartooo:date-scale/>
            <chart:categories table:cell-range-address="Convex_Open_Constraints_results.B1:Convex_Open_Constraints_results.C1 Convex_Open_Constraints_results.E1:Convex_Open_Constraints_results.F1 Convex_Open_Constraints_results.H1:Convex_Open_Constraints_results.I1 Convex_Open_Constraints_results.K1:Convex_Open_Constraints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vex_Open_Constraints_results.B74:Convex_Open_Constraints_results.C74 Convex_Open_Constraints_results.E74:Convex_Open_Constraints_results.F74 Convex_Open_Constraints_results.H74:Convex_Open_Constraints_results.I74 Convex_Open_Constraints_results.K74:Convex_Open_Constraints_results.K7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obtuse triangles</text:p>
                <draw:g>
                  <svg:desc>Convex_Open_Constraints_results.B1:Convex_Open_Constraints_results.C1 Convex_Open_Constraints_results.E1:Convex_Open_Constraints_results.F1 Convex_Open_Constraints_results.H1:Convex_Open_Constraints_results.I1 Convex_Open_Constraints_results.K1:Convex_Open_Constraints_results.K1</svg:desc>
                </draw:g>
              </table:table-cell>
              <table:table-cell office:value-type="string">
                <text:p>Local Search obtuse triangles</text:p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74 Row 74 Row 74 Row 74</text:p>
                <draw:g>
                  <svg:desc/>
                </draw:g>
              </table:table-cell>
              <table:table-cell office:value-type="float" office:value="75.5138888888889">
                <text:p>75.5138888888889</text:p>
                <draw:g>
                  <svg:desc>Convex_Open_Constraints_results.B74:Convex_Open_Constraints_results.C74 Convex_Open_Constraints_results.E74:Convex_Open_Constraints_results.F74 Convex_Open_Constraints_results.H74:Convex_Open_Constraints_results.I74 Convex_Open_Constraints_results.K74:Convex_Open_Constraints_results.K74</svg:desc>
                </draw:g>
              </table:table-cell>
              <table:table-cell office:value-type="float" office:value="51.0555555555556">
                <text:p>51.0555555555556</text:p>
              </table:table-cell>
              <table:table-cell office:value-type="float" office:value="18.875">
                <text:p>18.875</text:p>
              </table:table-cell>
              <table:table-cell office:value-type="float" office:value="50.8055555555556">
                <text:p>50.8055555555556</text:p>
              </table:table-cell>
              <table:table-cell office:value-type="float" office:value="69.75">
                <text:p>69.75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2.93055555555556">
                <text:p>2.93055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